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oto Sans" svg:font-family="'Noto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style>
    <style:style style:name="T1" style:family="text">
      <style:text-properties fo:font-variant="normal" fo:text-transform="none" fo:color="#333333" style:font-name="Noto Sans" fo:font-size="10.5pt" fo:letter-spacing="normal" fo:font-style="normal" fo:font-weight="normal"/>
    </style:style>
    <style:style style:name="T2" style:family="text">
      <style:text-properties fo:font-variant="normal" fo:text-transform="none" fo:color="#b71c1c" style:font-name="Noto Sans" fo:font-size="10.5pt" fo:letter-spacing="normal" fo:font-style="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Uredba(EU) št. 1169/2011 o zagotavljanju informacij o živilih potrošnikom: </text:span><text:line-break/><text:line-break/><text:span text:style-name="T2">1. Žita, ki vsebujejo gluten - G</text:span><text:line-break/><text:span text:style-name="T1">Pšenica, rž, ječmen, oves, pira, kamut (horasan) ali njihove križane vrste. Gluten je prisoten v številnih vrstah kruha, picah, pekovskem pecivu, slaščicah, testeninah, rezancih, cmokih, krompirjevih svaljkih, njokih, paniranih izdelkih, pšeničnem pivu. Sestavine pšenice lahko najdemo tudi v mesnih izdelkih (npr. salame, hrenovke, paštete, pleskavice), jušnih kockah, mešanicah začimb, omakah, marinadah, pudingih in čokoladah </text:span><text:line-break/><text:line-break/><text:span text:style-name="T2">2. Raki in proizvodi iz njih - R</text:span><text:line-break/><text:span text:style-name="T1">Rakovice, jastogi, kozice, škampi, potočni raki in drugi za prehrano primerni raki. </text:span><text:line-break/><text:line-break/><text:span text:style-name="T2">3. Jajca in proizvodi iz njih - J</text:span><text:line-break/><text:span text:style-name="T1">Kokošja, prepeličja, gosja in račja jajca. Jajca so prisotna v slaščicah (npr. torte, kremne rezine, piškoti, biskvitna peciva, krofi, palačinke), testeninah, zakuhah za juho, pekovskem pecivu, majonezi, tatarski omaki, jajčnih kremah (npr. pudingi, kreme za torte, tiramisu kreme), vlečenem testu, paniranih mesnih jedeh, jedeh iz mletega mesa (npr. pleskavice), paštetah, sladoledu. </text:span><text:line-break/><text:line-break/><text:span text:style-name="T2">4. Ribe in proizvodi iz njih - F</text:span><text:line-break/><text:span text:style-name="T1">Poleg rib, ki se ponujajo kot samostojna jed so npr. sardele ali inčuni pogosta sestavina raznih omak (npr. Worcester omaka). Meso rib je lahko prisotno tudi v solatnih prelivih, dodatkih za pice, kot sestavina juh in jušnih koncentratov. Sem uvrščamo tudi Surimi (ribji pripravek iz ribjih beljakovin), ki se uporablja tudi kot nadomestek za dražje meso rakovic, jastoga in drugih rakov </text:span><text:line-break/><text:line-break/><text:span text:style-name="T2">5. Arašidi (kikiriki) - A</text:span><text:line-break/><text:span text:style-name="T1">Arašidi so lahko prisotni v slaščicah, pecivu, čokoladah, bombonih, kruhu, žitaricah za zajtrk, mešanicah oreškov, ter tudi v ocvrtih izdelkih, če uporabimo arašidovo olje, sladoledu, kikirekjivem maslu, sadnih jogurith, Worcester omaki. </text:span><text:line-break/><text:line-break/><text:span text:style-name="T2">6. Zrnje soje in proizvodi iz njega - L</text:span><text:line-break/><text:span text:style-name="T1">Najdemo v žitnih izdelkih (npr. žitaricah, pecivih, testeninah), procesiranem mesu in mesnih izdelkih (npr. paštete, hrenovke, salame), omakah (Worcester omaka), sojinem siru (Tofu) in sojinem olju (izjema je popolnoma rafinirano sojino olje). Soja se pogosto nahaja tudi v instant pripravkih kakava in vroče čokolade. </text:span><text:line-break/><text:line-break/><text:span text:style-name="T2">7. Mleko in mlečni proizvodi (vključno z laktozo) - M</text:span><text:line-break/><text:span text:style-name="T1">Poleg kravjega tudi kozje, ovčje in mleko drugih živali. Nahaja se tudi v mlečnih izdelkih (jogurt, kislo mleko, kefir, pinjenec, sirotka, skuta, sir, sladka in kisla smetana, sirni namazi, mlečni sladoled, maslo, kazein), kruhu, pekovskem pecivu (npr. žemlje), slaščicah (npr. torte, kremne rezine), čokoladah, mesnih izdelkih (npr. paštete, hrenovke, salame), margarine. </text:span><text:line-break/><text:line-break/><text:span text:style-name="T2">8. Oreški - O</text:span><text:line-break/><text:span text:style-name="T1">Mandlji, lešniki, orehi, indijski oreščki, ameriški orehi, brazilski oreščki, pistacija, makadamija ali orehi Queensland. Prisotni v nekaterih vrstah kruha, žitnih tablicah, piškotih, krekerjih, raznih sladicah, čokoladi, sladoledu, marcipanu (mandljeva pasta), mortadeli s pistacijami, oljih in omakah. Mleti ali drobljeni mandeljni v obliki kosmičev se pogosto uporabljajo v azijskih jedeh. </text:span><text:line-break/><text:line-break/><text:span text:style-name="T2">9. Listna zelena in proizvodi iz nje - Z</text:span><text:line-break/><text:span text:style-name="T1">Stebla, listi, gomolj in seme zelene. Pogosto prisotna v solatah, nekaterih mesnih izdelkih, juhah in jušnih kockah, pijačah na osnovi paradižnika. </text:span><text:line-break/><text:line-break/><text:soft-page-break/><text:span text:style-name="T2">10. Gorčično seme in proizvodi iz njega - GS</text:span><text:line-break/><text:span text:style-name="T1">Tekoča gorčica, gorčica v prahu in gorčično seme. Pogosto najdemo v nekaterih vrstah kruha, marinadah, mesnih izdelkih, solatnih prelivih, omakah (Worcester omaka) in juhah. </text:span><text:line-break/><text:line-break/><text:span text:style-name="T2">11. Sezamovo seme in proizvodi iz njega - S</text:span><text:line-break/><text:span text:style-name="T1">Prisoten v nekaterih vrstah kruha in pekovskih izdelkov, sezamovem olju, sezamovi pasti (Tahini). </text:span><text:line-break/><text:line-break/><text:span text:style-name="T2">12. Žveplov dioksid in sulfiti - Ž</text:span><text:line-break/><text:span text:style-name="T1">Prisoten kot konzervans pri predpakirnem suhem sadju, mesnih izdelkih, zelenjavi, krompirjevih izdelkih, brezalkoholnih pijačah (sokovi), vinu in pivu. Sulfiti se nahajajo tudi v balzamičnem kisu. </text:span><text:line-break/><text:line-break/><text:span text:style-name="T2">13. Volčji bob in proizvodi iz njega - V</text:span><text:line-break/><text:span text:style-name="T1">Semena in moka. Prisoten v nekaterih vrstah kruha, pit, peciva in testenin. Zelo pogosto tudi sestavina izdelkov brez glutena (npr. moka za peko kruha brez glutena) </text:span><text:line-break/><text:line-break/><text:span text:style-name="T2">14. Mehkužci in proizvodi iz njih - MK</text:span><text:line-break/><text:span text:style-name="T1">Glavonožci (npr. sipe, hobotnice, lignji), školjke (npr. ostrige, klapavice, pokrovače), polži (npr. latvice, morska ušesa, morski zajčki, gološkrgarji). Lahko so prisotni tudi kot sestavina raznih ribjih juh in ribjih koncentratov. </text:span><text:line-break/><text:line-break/><text:line-break/><text:span text:style-name="T1">Opomba: V tabeli so navedena le živila / sestavine, ki so najpogostejši a ne edini vir snovi, ki povzročajo alergije ali preobčutljivosti, zato je pomembno predhodno pridobiti ustrezne informacije od dobavitelja. </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oto Sans" svg:font-family="'Noto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18:46:50.323013827</meta:creation-date>
    <dc:date>2017-12-14T18:47:12.758351394</dc:date>
    <meta:editing-duration>PT24S</meta:editing-duration>
    <meta:editing-cycles>1</meta:editing-cycles>
    <meta:document-statistic meta:table-count="0" meta:image-count="0" meta:object-count="0" meta:page-count="2" meta:paragraph-count="1" meta:word-count="642" meta:character-count="4456" meta:non-whitespace-character-count="3782"/>
    <meta:generator>LibreOffice/5.4.2.2$Linux_X86_64 LibreOffice_project/40m0$Build-2</meta:generator>
  </office:meta>
</office:document-meta>
</file>